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a1ef7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a1ef7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2a1ef7" fo:hyphenate="true" fo:hyphenation-remain-char-count="2" fo:hyphenation-push-char-count="2"/>
    </style:style>
    <style:style style:name="P4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2a1ef7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c7d58"/>
    </style:style>
    <style:style style:name="T4" style:family="text">
      <style:text-properties fo:font-style="italic" officeooo:rsid="0016a4e8" style:font-style-asian="italic" style:font-style-complex="italic"/>
    </style:style>
    <style:style style:name="T5" style:family="text">
      <style:text-properties fo:font-style="italic" officeooo:rsid="00136d7e" style:font-style-asian="italic" style:font-style-complex="italic"/>
    </style:style>
    <style:style style:name="T6" style:family="text">
      <style:text-properties officeooo:rsid="001ddbf7"/>
    </style:style>
    <style:style style:name="T7" style:family="text">
      <style:text-properties officeooo:rsid="002829b0"/>
    </style:style>
    <style:style style:name="T8" style:family="text">
      <style:text-properties officeooo:rsid="00263044"/>
    </style:style>
    <style:style style:name="T9" style:family="text">
      <style:text-properties officeooo:rsid="0016a4e8"/>
    </style:style>
    <style:style style:name="T10" style:family="text">
      <style:text-properties officeooo:rsid="000c7d58"/>
    </style:style>
    <style:style style:name="T11" style:family="text">
      <style:text-properties officeooo:rsid="00125e0e"/>
    </style:style>
    <style:style style:name="T12" style:family="text">
      <style:text-properties officeooo:rsid="0012e393"/>
    </style:style>
    <style:style style:name="T13" style:family="text">
      <style:text-properties officeooo:rsid="0021cd4e"/>
    </style:style>
    <style:style style:name="T14" style:family="text">
      <style:text-properties officeooo:rsid="002274b8"/>
    </style:style>
    <style:style style:name="T15" style:family="text">
      <style:text-properties style:font-name="courier new" officeooo:rsid="001ddbf7"/>
    </style:style>
    <style:style style:name="T16" style:family="text">
      <style:text-properties officeooo:rsid="00136d7e"/>
    </style:style>
    <style:style style:name="T17" style:family="text">
      <style:text-properties officeooo:rsid="0015bfe6"/>
    </style:style>
    <style:style style:name="T18" style:family="text">
      <style:text-properties style:text-position="sub 58%" officeooo:rsid="00136d7e"/>
    </style:style>
    <style:style style:name="T19" style:family="text">
      <style:text-properties officeooo:rsid="002a31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7">Григоренко Дмитрий</text:span><text:span text:style-name="T1"> (</text:span><text:span text:style-name="T8">17</text:span><text:span text:style-name="T1">.</text:span><text:span text:style-name="T8">0</text:span><text:span text:style-name="T1">1.201</text:span><text:span text:style-name="T19">1</text:span><text:span text:style-name="T1">)</text:span></text:h>
      <text:list xml:id="list234439769" text:style-name="L1">
        <text:list-item>
          <text:p text:style-name="P4"><text:span text:style-name="T10">Объявите </text:span><text:span text:style-name="T11">запись</text:span><text:span text:style-name="T10"> </text:span><text:span text:style-name="T3">vector_3d</text:span><text:span text:style-name="T10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3">Init</text:span><text:span text:style-name="T10"> и </text:span><text:span text:style-name="T3">Print</text:span><text:span text:style-name="T10">.</text:span></text:p>
        </text:list-item>
        <text:list-item>
          <text:p text:style-name="P2">Создать <text:span text:style-name="T12">метод записи</text:span> <text:span text:style-name="T2">inner_product</text:span>, вычисляющ<text:span text:style-name="T12">ий</text:span> <text:a xlink:type="simple" xlink:href="http://ru.wikipedia.org/wiki/Скалярное_произведение">скалярное произведение</text:a> <text:span text:style-name="T12">текущего вектора с вектором, заданным </text:span><text:span text:style-name="T13">в качестве параметра</text:span>.</text:p>
        </text:list-item>
        <text:list-item>
          <text:p text:style-name="P3"><text:span text:style-name="T6">Сформир</text:span><text:span text:style-name="T14">овать</text:span><text:span text:style-name="T6"> массив записей с информацией о </text:span><text:span text:style-name="T14">некотором наборе векторов</text:span><text:span text:style-name="T6">.</text:span></text:p>
        </text:list-item>
        <text:list-item>
          <text:p text:style-name="P2"><text:span text:style-name="T6">Написать функцию, принимающую массив векторов и ещё один вектор </text:span><text:span text:style-name="T15">v</text:span><text:span text:style-name="T6"> и возвращающую массив векторов в динамической памяти, полученный из исходного удалением всех векторов, скалярное произведение с вектором </text:span><text:span text:style-name="T15">v</text:span><text:span text:style-name="T6"> которых отрицательно.</text:span></text:p>
        </text:list-item>
        <text:list-item>
          <text:p text:style-name="P2"><text:span text:style-name="T16">Описать подпрогр</text:span><text:span text:style-name="T17">а</text:span><text:span text:style-name="T16">мму, формирующую по целым положительным числам </text:span><text:span text:style-name="T5">M</text:span><text:span text:style-name="T16"> и </text:span><text:span text:style-name="T5">N</text:span><text:span text:style-name="T16"> матрицу </text:span><text:span text:style-name="T5">A</text:span><text:span text:style-name="T16"> размера </text:span><text:span text:style-name="T5">M </text:span><text:span text:style-name="T16">× </text:span><text:span text:style-name="T5">N</text:span><text:span text:style-name="T16">, которая содержит числа 0 и 1, расположенные в «шахматном» порядке, причем </text:span><text:span text:style-name="T5">A</text:span><text:span text:style-name="T18">0,0</text:span><text:span text:style-name="T16"> = 0.</text:span></text:p>
        </text:list-item>
        <text:list-item>
          <text:p text:style-name="P2"><text:span text:style-name="T9">Дано целое число </text:span><text:span text:style-name="T4">K</text:span><text:span text:style-name="T9">, а также </text:span><text:span text:style-name="T4">K</text:span><text:span text:style-name="T9"> наборов ненулевых целых чисел. Каждый набор содержит не менее двух элементов, признаком его завершения является число 0. Найти количество наборов, элементы которых возрастают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1-12T13:46:23</dc:date>
    <dc:creator>Artem Pelenitsyn</dc:creator>
    <meta:editing-duration>PT00H41M02S</meta:editing-duration>
    <meta:editing-cycles>10</meta:editing-cycles>
    <meta:generator>OpenOffice.org/3.2$Linux OpenOffice.org_project/320m19$Build-9505</meta:generator>
    <meta:document-statistic meta:table-count="0" meta:image-count="0" meta:object-count="0" meta:page-count="1" meta:paragraph-count="7" meta:word-count="147" meta:character-count="1042"/>
  </office:meta>
</office:document-meta>
</file>